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Heading_20_1" style:master-page-name="Landscape">
      <style:paragraph-properties style:page-number="auto"/>
      <style:text-properties style:font-name="Liberation Serif" officeooo:paragraph-rsid="02d82664" style:text-scale="99%"/>
    </style:style>
    <style:style style:name="P28" style:family="paragraph" style:parent-style-name="Heading_20_1">
      <style:paragraph-properties fo:break-before="page"/>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7" text:outline-level="1">Данный файл содержит<text:span text:style-name="T1"> небольшие программы для <text:line-break/>упрощения выполнения рутинной работы</text:span></text:h>
      <text:p text:style-name="P8">Чтобы Вы могли их установить, Вам прежде всего необходимо разрешить их установку в <text:span text:style-name="T1">Lib</text:span>reOffice:</text:p>
      <text:p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text:style-name="P25">Если <text:span text:style-name="T2">после нажатия на кнопки панели не появляются, то видимо Вы не разрешили макросы (как это сделать описано выше)</text:span></text:p>
      <text:p text:style-name="P11">На следующих страницах приведено описание устанавливаемых программ</text:p>
      <text:h text:style-name="P28" text:outline-level="1">Документация по <text:span text:style-name="T3">программам (макросам)</text:span></text:h>
      <text:h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1063102287"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106459909" text:style-name="L2">
              <text:list-item>
                <text:p text:style-name="P30"><text:span text:style-name="T5">П</text:span>олужирного</text:p>
              </text:list-item>
              <text:list-item>
                <text:p text:style-name="P30"><text:soft-page-break/><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text:style-name="P32" text:outline-level="2">Макросы для работы со шрифтами</text:h>
      <text:p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ext:soft-page-break/>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9.49mm" fo:margin-left="0mm" fo:margin-right="0mm" fo:margin-bottom="4.5mm" fo:background-color="transparent" style:dynamic-spacing="false" draw:fill="none" draw:fill-color="#729fcf"/>
      </style:header-style>
      <style:footer-style>
        <style:header-footer-properties fo:min-height="8.48mm" fo:margin-left="0mm" fo:margin-right="0mm" fo:margin-top="3.49mm" fo:background-color="transparent" style:dynamic-spacing="false" draw:fill="none" draw:fill-color="#729fcf"/>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17H38M31S</meta:editing-duration>
    <meta:editing-cycles>826</meta:editing-cycles>
    <meta:generator>LibreOffice/6.1.4.2$Linux_X86_64 LibreOffice_project/9d0f32d1f0b509096fd65e0d4bec26ddd1938fd3</meta:generator>
    <dc:date>2019-04-29T18:36:47.021454747</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2 Then
				curNum = 1 
			EndIf
			enum2 = enum1Element.createEnumeration
			While enum2.hasMoreElements
				thisPortion = 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2 Then
						curNum = 1 
						EndIf
						cellEnum2 = cellEnumElement.createEnumeration
						While cellEnum2.hasMoreElements
							thisPortion = cellEnum2.nextElement
							If thisPortion.TextPortionType = "Footnote" Then
								footnoteText = thisPortion.Footnote
								label = footnoteText.getLabel
								If label = "" Then 
									footnoteText.setLabel(CStr(curNum))
									curNum = curNum + 1
								Else
									labelNum = CInt(label)
									If labelNum &gt; 0 Then
										footnoteText.setLabel(CStr(curNum))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Bookmarks.makeOutlineLinks?language=Basic&amp;location=application"
  sCmdLable = "СсылОглавл"
  nCount = 6
  oToolbarItem = CreateSimpleToolbarItem( sCmdID, sCmdLable )
  oTBSettings.insertByIndex( nCount, oToolbarItem )
  
  sCmdID   = "vnd.sun.star.script:Publishing.Documents.setDimensions?language=Basic&amp;location=application"
  sCmdLable = "⍁"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getCopyright = "© " + finalName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f templateName = "" Then
		insertUserField(oViewCursor,"article" + i + "LastPage","00" )
	ElseIf templateName = EIFN Then
		insertUserField(oViewCursor,"article" + i + "Num","" + i )
	EndIf
	
	If templateName = "" Then
		'Footer without table
		oViewCursor.goToRange(curStyle.FooterText.End, false)
		insertUserField(oViewCursor,"author" + i + "Copyright","© Фамилия И.О. " + i )
	ElseIf templateName = EIFN Then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	Mri oFooterRight
	'	Mri leftHeaderCell
		oViewCursor.goToRange(leftHeaderCell, false)
		insertUserField(oViewCursor,"author" + i + "Copyright","© Фамилия И.О. " + i )
		'Mri curStyle
		'rightFooterCell = oHeaderTable.getCellByPosition(1,0).getStart()
		'oViewCursor.goToRange(curStyle.FooterText.End, false)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